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8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55.83mm"/>
    </style:style>
    <style:style style:name="co7" style:family="table-column">
      <style:table-column-properties fo:break-before="auto" style:column-width="2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Product 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Product Backlog</text:p>
          </table:table-cell>
          <table:table-cell office:value-type="string" calcext:value-type="string">
            <text:p>TAIL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bservation du mond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bservation des agents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Backlog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Sprint Backlog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âches</text:p>
          </table:table-cell>
          <table:table-cell table:style-name="ce2" office:value-type="string" calcext:value-type="string" table:number-columns-spanned="2" table:number-rows-spanned="1">
            <text:p>Durée en heures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Jour 1</text:p>
          </table:table-cell>
          <table:table-cell office:value-type="string" calcext:value-type="string">
            <text:p>Jour 2</text:p>
          </table:table-cell>
          <table:table-cell office:value-type="string" calcext:value-type="string">
            <text:p>Jour 3</text:p>
          </table:table-cell>
          <table:table-cell office:value-type="string" calcext:value-type="string">
            <text:p>Jour 4</text:p>
          </table:table-cell>
          <table:table-cell office:value-type="string" calcext:value-type="string">
            <text:p>Jour 5</text:p>
          </table:table-cell>
          <table:table-cell office:value-type="string" calcext:value-type="string">
            <text:p>Jour 6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Observation du monde</text:p>
          </table:table-cell>
          <table:table-cell office:value-type="string" calcext:value-type="string">
            <text:p>Terrain(Terre, mer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der les arbres, et les forê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ffichage des arbres et forê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der le feu et la propag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der les herbes, plan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érification du code de fe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ndr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étéo (Jour, nuit, plui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olcan + Lav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gm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bres, plantes, herbes en fe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tastrophes naturelles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Observation des agents</text:p>
          </table:table-cell>
          <table:table-cell office:value-type="string" calcext:value-type="string">
            <text:p>Coder les Humai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ffichage des humai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éplacement des humai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der les villag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ffichage des villag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illages en feu au contact de la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âtiments (optionne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der les Animau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ffichage des animau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vions et Bateau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ffichage des avions/Bateaux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rn down chart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 style:data-style-name="N2" text:time-value="10:30:05.360652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0:07:26.007567088</meta:creation-date>
    <dc:date>2019-02-21T10:59:29.580585146</dc:date>
    <meta:editing-duration>PT40M33S</meta:editing-duration>
    <meta:editing-cycles>45</meta:editing-cycles>
    <meta:generator>LibreOffice/5.2.7.2$Linux_X86_64 LibreOffice_project/20m0$Build-2</meta:generator>
    <meta:document-statistic meta:table-count="3" meta:cell-count="40" meta:object-count="0"/>
  </office:meta>
</office:document-meta>
</file>